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dding new photos" draw:style-name="dp1" draw:master-page-name="Default">
        <draw:custom-shape draw:style-name="gr1" draw:text-style-name="P2" draw:id="id4" draw:layer="layout" svg:width="5.715cm" svg:height="1.27cm" svg:x="8.62cm" svg:y="1.635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5.715cm" svg:height="1.905cm" svg:x="8.62cm" svg:y="4.175cm">
          <text:p text:style-name="P1"><text:span text:style-name="T1">Have album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2" draw:layer="layout" svg:width="5.715cm" svg:height="1.27cm" svg:x="3.54cm" svg:y="7.985cm">
          <text:p text:style-name="P1"><text:span text:style-name="T1">Show single file upload</text:span></text:p>
          <text:p text:style-name="P1"><text:span text:style-name="T1">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62cm" svg:y1="5.127cm" svg:x2="6.396cm" svg:y2="7.985cm" draw:start-shape="id1" draw:start-glue-point="5" draw:end-shape="id2" draw:end-glue-point="4" svg:d="m8620 5127h-2224v2858">
          <text:p/>
        </draw:connector>
        <draw:frame draw:style-name="gr3" draw:text-style-name="P3" draw:layer="layout" svg:width="1.27cm" svg:height="0.725cm" svg:x="14.97cm" svg:y="4.175cm">
          <draw:text-box>
            <text:p text:style-name="P3"><text:span text:style-name="T1">No</text:span></text:p>
          </draw:text-box>
        </draw:frame>
        <draw:frame draw:style-name="gr3" draw:text-style-name="P3" draw:layer="layout" svg:width="1.27cm" svg:height="0.725cm" svg:x="7.35cm" svg:y="4.175cm">
          <draw:text-box>
            <text:p text:style-name="P3"><text:span text:style-name="T1">Yes</text:span></text:p>
          </draw:text-box>
        </draw:frame>
        <draw:custom-shape draw:style-name="gr1" draw:text-style-name="P2" draw:id="id3" draw:layer="layout" svg:width="5.715cm" svg:height="1.27cm" svg:x="13.7cm" svg:y="6.08cm">
          <text:p text:style-name="P1"><text:span text:style-name="T1">Create alb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333cm" svg:y1="5.127cm" svg:x2="16.556cm" svg:y2="6.08cm" draw:start-shape="id1" draw:start-glue-point="7" draw:end-shape="id3" draw:end-glue-point="4" svg:d="m14333 5127h2223v953">
          <text:p/>
        </draw:connector>
        <draw:connector draw:style-name="gr2" draw:text-style-name="P1" draw:layer="layout" svg:x1="16.556cm" svg:y1="7.35cm" svg:x2="9.255cm" svg:y2="8.62cm" draw:start-shape="id3" draw:start-glue-point="6" draw:end-shape="id2" svg:d="m16556 7350v1270h-7301">
          <text:p/>
        </draw:connector>
        <draw:connector draw:style-name="gr2" draw:text-style-name="P1" draw:layer="layout" svg:x1="11.476cm" svg:y1="2.905cm" svg:x2="11.476cm" svg:y2="4.175cm" draw:start-shape="id4" draw:start-glue-point="6" draw:end-shape="id1" draw:end-glue-point="4" svg:d="m11476 2905v1270">
          <text:p/>
        </draw:connector>
        <draw:custom-shape draw:style-name="gr1" draw:text-style-name="P2" draw:id="id6" draw:layer="layout" svg:width="5.715cm" svg:height="1.27cm" svg:x="3.54cm" svg:y="10.525cm">
          <text:p text:style-name="P1"><text:span text:style-name="T1">Upload successfu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5.715cm" svg:height="1.905cm" svg:x="3.54cm" svg:y="15.605cm">
          <text:p text:style-name="P1"><text:span text:style-name="T1">Upload more fi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27cm" svg:height="0.725cm" svg:x="2.27cm" svg:y="15.605cm">
          <draw:text-box>
            <text:p text:style-name="P3"><text:span text:style-name="T1">Yes</text:span></text:p>
          </draw:text-box>
        </draw:frame>
        <draw:frame draw:style-name="gr3" draw:text-style-name="P3" draw:layer="layout" svg:width="1.27cm" svg:height="0.725cm" svg:x="9.255cm" svg:y="15.605cm">
          <draw:text-box>
            <text:p text:style-name="P3"><text:span text:style-name="T1">No</text:span></text:p>
          </draw:text-box>
        </draw:frame>
        <draw:connector draw:style-name="gr2" draw:text-style-name="P1" draw:layer="layout" draw:line-skew="-0.769cm" svg:x1="3.54cm" svg:y1="16.557cm" svg:x2="3.54cm" svg:y2="8.619cm" draw:start-shape="id5" draw:start-glue-point="5" draw:end-shape="id2" draw:end-glue-point="5" svg:d="m3540 16557h-1270v-7938h1270">
          <text:p/>
        </draw:connector>
        <draw:connector draw:style-name="gr2" draw:text-style-name="P1" draw:layer="layout" svg:x1="6.396cm" svg:y1="9.255cm" svg:x2="6.396cm" svg:y2="10.525cm" draw:start-shape="id2" draw:start-glue-point="6" draw:end-shape="id6" draw:end-glue-point="4" svg:d="m6396 9255v1270">
          <text:p/>
        </draw:connector>
        <draw:connector draw:style-name="gr2" draw:text-style-name="P1" draw:layer="layout" svg:x1="6.396cm" svg:y1="11.795cm" svg:x2="6.397cm" svg:y2="13.065cm" draw:start-shape="id6" draw:start-glue-point="6" draw:end-shape="id7" draw:end-glue-point="0" svg:d="m6396 11795v636h1v634">
          <text:p/>
        </draw:connector>
        <draw:connector draw:style-name="gr2" draw:text-style-name="P1" draw:layer="layout" svg:x1="9.253cm" svg:y1="16.557cm" svg:x2="13.7cm" svg:y2="16.557cm" draw:start-shape="id5" draw:start-glue-point="7" draw:end-shape="id8" svg:d="m9253 16557h4447">
          <text:p/>
        </draw:connector>
        <draw:custom-shape draw:style-name="gr4" draw:text-style-name="P1" draw:id="id7" draw:layer="layout" svg:width="5.715cm" svg:height="1.27cm" svg:x="3.54cm" svg:y="13.065cm">
          <text:p text:style-name="P1"><text:span text:style-name="T1">OnPhotoUpload ?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1" draw:layer="layout" svg:x1="6.397cm" svg:y1="14.335cm" svg:x2="6.396cm" svg:y2="15.605cm" draw:start-shape="id7" draw:start-glue-point="2" draw:end-shape="id5" draw:end-glue-point="4" svg:d="m6397 14335v635h-1v635">
          <text:p/>
        </draw:connector>
        <draw:custom-shape draw:style-name="gr1" draw:text-style-name="P1" draw:id="id8" draw:layer="layout" svg:width="5.08cm" svg:height="1.905cm" svg:x="13.7cm" svg:y="15.605cm">
          <text:p text:style-name="P1"><text:span text:style-name="T1">Show albu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5" draw:layer="layout" svg:width="9.525cm" svg:height="0.963cm" svg:x="6.715cm" svg:y="27.67cm">
          <draw:text-box>
            <text:p>Uploading new phot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zrul Rahim</meta:initial-creator>
    <meta:creation-date>2008-10-17T18:12:17.35</meta:creation-date>
    <meta:generator>OpenOffice.org/3.0$Win32 OpenOffice.org_project/300m9$Build-9358</meta:generator>
    <dc:date>2008-10-18T00:15:35.22</dc:date>
    <dc:creator>Azrul Rahim</dc:creator>
    <meta:editing-duration>PT06H03M15S</meta:editing-duration>
    <meta:editing-cycles>6</meta:editing-cycles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